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8.277cm" svg:y="1.986cm">
            <draw:object draw:notify-on-update-of-ranges="Arkusz1.E12:Arkusz1.E12 Arkusz1.A2:Arkusz1.A9 Arkusz1.B2:Arkusz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work</text:p>
          </table:table-cell>
          <table:table-cell table:style-name="Default" office:value-type="string" calcext:value-type="string">
            <text:p>rea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6.2" calcext:value-type="float">
            <text:p>6,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8.78" calcext:value-type="float">
            <text:p>8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12.07" calcext:value-type="float">
            <text:p>12,07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01:35:53.776083370</meta:creation-date>
    <dc:date>2015-04-03T01:45:00.602415859</dc:date>
    <meta:editing-duration>PT9M6S</meta:editing-duration>
    <meta:editing-cycles>3</meta:editing-cycles>
    <meta:generator>LibreOffice/4.3.4.1$Linux_X86_64 LibreOffice_project/430m0$Build-1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73cm" svg:y="0.316cm" chart:style-name="ch2">
          <text:p>t(n)</text:p>
        </chart:title>
        <chart:legend chart:legend-position="end" svg:x="12.963cm" svg:y="4.201cm" style:legend-expansion="high" chart:style-name="ch3"/>
        <chart:plot-area chart:style-name="ch4" table:cell-range-address="Arkusz1.E12:Arkusz1.E12 Arkusz1.A2:Arkusz1.B9" chart:data-source-has-labels="both" svg:x="0.32cm" svg:y="1.301cm" svg:width="12.323cm" svg:height="7.519cm">
          <chartooo:coordinate-region svg:x="0.941cm" svg:y="1.5cm" svg:width="11.422cm" svg:height="6.673cm"/>
          <chart:axis chart:dimension="x" chart:name="primary-x" chart:style-name="ch5" chartooo:axis-type="auto">
            <chart:categories table:cell-range-address="Arkusz1.A2:Arkusz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9" chart:class="chart:scatter">
            <chart:domain table:cell-range-address="Arkusz1.A2:Arkusz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2:Arkusz1.A9</svg:desc>
                </draw:g>
              </table:table-cell>
              <table:table-cell office:value-type="float" office:value="0.04">
                <text:p>0.04</text:p>
                <draw:g>
                  <svg:desc>Arkusz1.B2:Arkusz1.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07">
                <text:p>12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